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_er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_err</text:p>
          </table:table-cell>
        </table:table-row>
        <table:table-row table:style-name="ro1">
          <table:table-cell table:formula="of:=0.8+1.82/2" office:value-type="float" office:value="1.71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0.8+3*1.82/2" office:value-type="float" office:value="3.53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0.8+5*1.82/2" office:value-type="float" office:value="5.35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0.8+7*1.82/2" office:value-type="float" office:value="7.17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0.8+9*1.82/2" office:value-type="float" office:value="8.99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table:formula="of:=0.8+11*1.82/2" office:value-type="float" office:value="10.81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1" table:formula="of:=0.8+13*1.82/2" office:value-type="float" office:value="12.63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1" table:formula="of:=0.8+15*1.82/2" office:value-type="float" office:value="14.45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1" table:formula="of:=0.8+17*1.82/2" office:value-type="float" office:value="16.27" calcext:value-type="float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1:30:58.202404408</meta:creation-date>
    <dc:date>2014-06-21T11:33:49.152932422</dc:date>
    <meta:editing-duration>P0D</meta:editing-duration>
    <meta:editing-cycles>1</meta:editing-cycles>
    <meta:document-statistic meta:table-count="1" meta:cell-count="40" meta:object-count="0"/>
    <meta:generator>LibreOffice/4.2.3.3$Linux_X86_64 LibreOffice_project/420m0$Build-3</meta:generator>
  </office:meta>
</office:document-meta>
</file>